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1493531" officeooo:paragraph-rsid="00085717"/>
    </style:style>
    <style:style style:name="P2" style:family="paragraph" style:parent-style-name="Text_20_body">
      <style:text-properties officeooo:rsid="01456654" officeooo:paragraph-rsid="00085717"/>
    </style:style>
    <style:style style:name="P3" style:family="paragraph" style:parent-style-name="Text_20_body">
      <style:text-properties officeooo:rsid="01465770" officeooo:paragraph-rsid="00085717"/>
    </style:style>
    <style:style style:name="P4" style:family="paragraph" style:parent-style-name="Heading_20_3">
      <style:text-properties officeooo:paragraph-rsid="00085717"/>
    </style:style>
    <style:style style:name="P5" style:family="paragraph" style:parent-style-name="Heading_20_1">
      <style:text-properties officeooo:paragraph-rsid="00085717"/>
    </style:style>
    <style:style style:name="T1" style:family="text">
      <style:text-properties officeooo:rsid="0149d4e3"/>
    </style:style>
    <style:style style:name="T2" style:family="text">
      <style:text-properties officeooo:rsid="014b1a51"/>
    </style:style>
    <style:style style:name="T3" style:family="text">
      <style:text-properties officeooo:rsid="01456654"/>
    </style:style>
    <style:style style:name="T4" style:family="text">
      <style:text-properties officeooo:rsid="014713b3"/>
    </style:style>
    <style:style style:name="T5" style:family="text">
      <style:text-properties officeooo:rsid="01487b9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RF Safety, <text:span text:style-name="T3">Coexistence</text:span></text:h>
      <text:p text:style-name="P2">The QCAN2 has two radios. One for configuration, one for RF negotiation, the main radio. The <text:s/>configuration radio only operates for a short period <text:span text:style-name="T4">o</text:span>n power up. The main radio operates continuously, and updates it surroundings with information about the state of the system. All this is collected in the <text:span text:style-name="T5">virtual </text:span>RF table, residing in every QCAN2. </text:p>
      <text:p text:style-name="P3"><text:s text:c="2"/>The main radio uses LORA (Long Range or Low Radiation) technology, which allows the longer range without extra power. The LORA technology affords superior performance, low interference, and in our testing it proved to be a very reliable transmission medium.</text:p>
      <text:h text:style-name="P4" text:outline-level="3"><text:bookmark-start text:name="__RefHeading___Toc4256_4255130919"/><text:s/>RF security considerations. <text:bookmark-end text:name="__RefHeading___Toc4256_4255130919"/></text:h>
      <text:p text:style-name="P1">The RF table is updated to reflect the current state of the systems within range. The payload of the update is protected by a cry<text:span text:style-name="T1">pto</text:span>graphically secure hash, and if it detects a corrupt packet it will not propagate it into the RF table. <text:span text:style-name="T2">The payload is not encrypted, so external utilities can monitor the state of the system (AirMon utility example provided)</text:span></text:p>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31T11:00:22.064086323</meta:creation-date>
    <dc:date>2020-04-14T16:46:30.776432048</dc:date>
    <meta:editing-duration>PT7M13S</meta:editing-duration>
    <meta:editing-cycles>3</meta:editing-cycles>
    <meta:generator>LibreOffice/6.0.7.3$Linux_X86_64 LibreOffice_project/00m0$Build-3</meta:generator>
    <meta:document-statistic meta:table-count="0" meta:image-count="0" meta:object-count="0" meta:page-count="1" meta:paragraph-count="5" meta:word-count="165" meta:character-count="1013" meta:non-whitespace-character-count="847"/>
  </office:meta>
</office:document-meta>
</file>